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style:line-height-at-least="0.198in"/>
      <style:text-properties fo:color="#000000" style:font-name="Droid Sans Mono" fo:font-size="10.5pt" fo:font-weight="normal" officeooo:paragraph-rsid="00023730"/>
    </style:style>
    <style:style style:name="P2" style:family="paragraph" style:parent-style-name="Standard">
      <style:paragraph-properties style:line-height-at-least="0.198in"/>
      <style:text-properties fo:color="#000000" style:font-name="Droid Sans Mono" fo:font-size="10.5pt" fo:font-weight="normal" fo:background-color="#fffffe"/>
    </style:style>
    <style:style style:name="P3" style:family="paragraph" style:parent-style-name="Standard">
      <style:paragraph-properties style:line-height-at-least="0.198in"/>
      <style:text-properties fo:color="#000000" style:font-name="Droid Sans Mono" fo:font-size="10.5pt" fo:font-weight="normal" officeooo:paragraph-rsid="0000cb9e" fo:background-color="#fffffe"/>
    </style:style>
    <style:style style:name="P4" style:family="paragraph" style:parent-style-name="Standard">
      <style:paragraph-properties style:line-height-at-least="0.198in"/>
      <style:text-properties fo:color="#000000" style:font-name="Droid Sans Mono" fo:font-size="10.5pt" fo:font-weight="normal" officeooo:paragraph-rsid="00023730" fo:background-color="#fffffe"/>
    </style:style>
    <style:style style:name="P5" style:family="paragraph" style:parent-style-name="Standard">
      <style:paragraph-properties style:line-height-at-least="0.198in"/>
      <style:text-properties fo:color="#000000" style:font-name="Droid Sans Mono" fo:font-size="10.5pt" fo:font-weight="normal" officeooo:paragraph-rsid="0000cb9e"/>
    </style:style>
    <style:style style:name="P6" style:family="paragraph" style:parent-style-name="Standard">
      <style:paragraph-properties style:line-height-at-least="0.198in"/>
      <style:text-properties fo:color="#000000" style:font-name="Droid Sans Mono" fo:font-size="10.5pt" fo:font-weight="normal" officeooo:paragraph-rsid="00023730"/>
    </style:style>
    <style:style style:name="P7" style:family="paragraph" style:parent-style-name="Standard">
      <style:paragraph-properties style:line-height-at-least="0.198in"/>
    </style:style>
    <style:style style:name="P8" style:family="paragraph" style:parent-style-name="Standard">
      <style:paragraph-properties style:line-height-at-least="0.198in"/>
      <style:text-properties fo:color="#008000" style:font-name="Droid Sans Mono" fo:font-size="10.5pt" fo:font-weight="normal" fo:background-color="#fffffe"/>
    </style:style>
    <style:style style:name="P9" style:family="paragraph" style:parent-style-name="Standard">
      <style:paragraph-properties style:line-height-at-least="0.198in"/>
      <style:text-properties fo:color="#0000ff" style:font-name="Droid Sans Mono" fo:font-size="10.5pt" fo:font-weight="normal" fo:background-color="#fffffe"/>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style:font-name="Droid Sans Mono" fo:font-size="10.5pt" fo:letter-spacing="normal" fo:font-style="normal" fo:font-weight="normal" fo:background-color="#fffffe"/>
    </style:style>
    <style:style style:name="P11" style:family="paragraph" style:parent-style-name="Text_20_body">
      <style:text-properties fo:color="#00a933"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373a3c" style:font-name="OpenSans" fo:font-size="10.5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fo:color="#0000ff"/>
    </style:style>
    <style:style style:name="T3" style:family="text">
      <style:text-properties fo:color="#a31515"/>
    </style:style>
    <style:style style:name="T4" style:family="text">
      <style:text-properties officeooo:rsid="0000cb9e"/>
    </style:style>
    <style:style style:name="T5" style:family="text">
      <style:text-properties fo:font-variant="normal" fo:text-transform="none" fo:color="#373a3c" style:font-name="OpenSans" fo:letter-spacing="normal" fo:font-style="normal"/>
    </style:style>
    <style:style style:name="T6" style:family="text">
      <style:text-properties fo:font-variant="normal" fo:text-transform="none" fo:color="#0000ff" style:font-name="OpenSans" fo:letter-spacing="normal" fo:font-style="normal"/>
    </style:style>
    <style:style style:name="T7" style:family="text">
      <style:text-properties fo:font-variant="normal" fo:text-transform="none" style:font-name="OpenSans" fo:letter-spacing="normal" fo:font-style="normal"/>
    </style:style>
    <style:style style:name="T8" style:family="text">
      <style:text-properties officeooo:rsid="0000cb9e" fo:background-color="#fffffe" loext:char-shading-value="0"/>
    </style:style>
    <style:style style:name="T9" style:family="text">
      <style:text-properties officeooo:rsid="00023730" fo:background-color="#fffffe"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How can we check if a file exists inside a Python script?</text:p>
      <text:p text:style-name="Text_20_body">Renaming the file with os.rename.</text:p>
      <text:p text:style-name="Text_20_body">Creating the file with os.create.</text:p>
      <text:p text:style-name="P11">Using the os.path.exists function.</text:p>
      <text:p text:style-name="Text_20_body">Deleting the file with os.remove.</text:p>
      <text:p text:style-name="Text_20_body">Correct</text:p>
      <text:p text:style-name="Text_20_body">You got it! The os.path.exists function will return True if the file exists, False if it doesn't.</text:p>
      <text:p text:style-name="Text_20_body"/>
      <text:p text:style-name="Text_20_body"/>
      <text:p text:style-name="Text_20_body">What's the purpose of the os.path.join function?</text:p>
      <text:p text:style-name="P11">It creates a string containing cross-platform concatenated directories.</text:p>
      <text:p text:style-name="Text_20_body">It creates new directories.</text:p>
      <text:p text:style-name="Text_20_body">It lists the file contents of a directory.</text:p>
      <text:p text:style-name="Text_20_body">It returns the current directory.</text:p>
      <text:p text:style-name="Text_20_body">Correct</text:p>
      <text:p text:style-name="Text_20_body">Right on! By using os.path.join we can concatenate directories in a way that can be used with other os.path() functions.</text:p>
      <text:h text:style-name="Heading_20_1" text:outline-level="1">Files and Directories Cheat-Sheet</text:h>
      <text:p text:style-name="Horizontal_20_Line"/>
      <text:p text:style-name="Text_20_body">Check out the following links for more information:</text:p>
      <text:list xml:id="list3463660200" text:style-name="L1">
        <text:list-item>
          <text:p text:style-name="P15"><text:a xlink:type="simple" xlink:href="https://docs.python.org/3/library/os.html" office:target-frame-name="_blank" xlink:show="new" text:style-name="Internet_20_link" text:visited-style-name="Visited_20_Internet_20_Link"><text:span text:style-name="T1">https://docs.python.org/3/library/os.html</text:span></text:a></text:p>
        </text:list-item>
        <text:list-item>
          <text:p text:style-name="P15"><text:a xlink:type="simple" xlink:href="https://docs.python.org/3/library/os.path.html" office:target-frame-name="_blank" xlink:show="new" text:style-name="Internet_20_link" text:visited-style-name="Visited_20_Internet_20_Link"><text:span text:style-name="T1">https://docs.python.org/3/library/os.path.html</text:span></text:a></text:p>
        </text:list-item>
        <text:list-item>
          <text:p text:style-name="P12"><text:a xlink:type="simple" xlink:href="https://en.wikipedia.org/wiki/Unix_time" office:target-frame-name="_blank" xlink:show="new" text:style-name="Internet_20_link" text:visited-style-name="Visited_20_Internet_20_Link"><text:span text:style-name="T1">https://en.wikipedia.org/wiki/Unix_time</text:span></text:a></text:p>
        </text:list-item>
      </text:list>
      <text:p text:style-name="Text_20_body"><text:line-break/></text:p>
      <text:p text:style-name="Text_20_body"/>
      <text:p text:style-name="Text_20_body"/>
      <text:p text:style-name="Text_20_body"/>
      <text:p text:style-name="P17"><text:soft-page-break/><text:span text:style-name="T4">1-</text:span>The create_python_script function creates a new python script in the current working directory, adds the line of comments to it declared by the 'comments' variable, and returns the size of the new file. Fill in the gaps to create a script called "program.py".</text:p>
      <text:p text:style-name="P10"><text:span text:style-name="T2">import</text:span> os</text:p>
      <text:p text:style-name="P2"><text:span text:style-name="T2">def</text:span> create_python_script(filename):</text:p>
      <text:p text:style-name="P2">comments = <text:span text:style-name="T3">"# Start of a new Python program"</text:span></text:p>
      <text:p text:style-name="P2"><text:span text:style-name="T2">with</text:span> <text:span text:style-name="T2">open</text:span>(<text:span text:style-name="T3">"filename"</text:span>,mode = <text:span text:style-name="T3">"w"</text:span>) <text:span text:style-name="T2">as</text:span> filename:</text:p>
      <text:p text:style-name="P2">filename.write(comments)</text:p>
      <text:p text:style-name="P2">filesize = os.path.getsize(<text:span text:style-name="T3">"filename"</text:span>)</text:p>
      <text:p text:style-name="P2"><text:span text:style-name="T2">return</text:span> (filesize)</text:p>
      <text:p text:style-name="P7"/>
      <text:p text:style-name="P2"><text:span text:style-name="T2">print</text:span>(create_python_script(<text:span text:style-name="T3">"program.py"</text:span>))</text:p>
      <text:p text:style-name="P2"/>
      <text:p text:style-name="P5"><text:span text:style-name="T8">2</text:span><text:span text:style-name="T5">The new_directory function creates a new directory inside the current working directory, then creates a new empty file inside the new directory, and returns the list of files in that directory. Fill in the gaps to create a file "script.py" in the directory "PythonPrograms". </text:span></text:p>
      <text:p text:style-name="P5"><text:span text:style-name="T5"/></text:p>
      <text:p text:style-name="P3"><text:span text:style-name="T6">import</text:span><text:span text:style-name="T7"> os</text:span></text:p>
      <text:p text:style-name="P7"/>
      <text:p text:style-name="P2"><text:span text:style-name="T2">def</text:span> new_directory(directory, filename):</text:p>
      <text:p text:style-name="P8"># Before creating a new directory, check to see if it already exists</text:p>
      <text:p text:style-name="P2">newdir = directory</text:p>
      <text:p text:style-name="P2">script = filename</text:p>
      <text:p text:style-name="P2"><text:span text:style-name="T2">if</text:span> os.path.isdir(newdir) == <text:span text:style-name="T2">False</text:span>:</text:p>
      <text:p text:style-name="P2">os.mkdir(<text:span text:style-name="T3">"newdir"</text:span>)</text:p>
      <text:p text:style-name="P7"/>
      <text:p text:style-name="P8"># Create the new file inside of the new directory</text:p>
      <text:p text:style-name="P2">os.chdir(<text:span text:style-name="T3">"newdir"</text:span>)</text:p>
      <text:p text:style-name="P2"><text:span text:style-name="T2">with</text:span> <text:span text:style-name="T2">open</text:span> (<text:span text:style-name="T3">"script.py"</text:span>,<text:span text:style-name="T3">"w"</text:span> ) <text:span text:style-name="T2">as</text:span> script:</text:p>
      <text:p text:style-name="P9">pass</text:p>
      <text:p text:style-name="P7"/>
      <text:p text:style-name="P8"># Return the list of files in the new directory</text:p>
      <text:p text:style-name="P2">path = os.getcwd()</text:p>
      <text:p text:style-name="P2"><text:span text:style-name="T2">return</text:span> os.listdir(path)</text:p>
      <text:p text:style-name="P7"/>
      <text:p text:style-name="P2"><text:span text:style-name="T2">print</text:span>(new_directory(<text:span text:style-name="T3">"PythonPrograms"</text:span>, <text:span text:style-name="T3">"script.py"</text:span>))</text:p>
      <text:p text:style-name="P2"/>
      <text:p text:style-name="P6"><text:span text:style-name="T9">3 </text:span><text:span text:style-name="T5">The file_date function creates a new file in the current working directory, checks the date that the file was modified, and returns just the date portion of the timestamp in the format of yyyy-mm-dd. Fill in the gaps to create a file called "newfile.txt" and check the date that it was modified.</text:span></text:p>
      <text:p text:style-name="P4"><text:span text:style-name="T6">import</text:span><text:span text:style-name="T7"> os</text:span></text:p>
      <text:p text:style-name="P2"><text:span text:style-name="T2">import</text:span> datetime</text:p>
      <text:p text:style-name="P7"/>
      <text:p text:style-name="P2"><text:span text:style-name="T2">def</text:span> file_date(filename):</text:p>
      <text:p text:style-name="P8"># Create the file in the current directory</text:p>
      <text:p text:style-name="P8">#newfile = filename</text:p>
      <text:p text:style-name="P2"><text:soft-page-break/><text:span text:style-name="T2">with</text:span> <text:span text:style-name="T2">open</text:span> (<text:span text:style-name="T3">"filename"</text:span>,<text:span text:style-name="T3">"w"</text:span> ) <text:span text:style-name="T2">as</text:span> filename:</text:p>
      <text:p text:style-name="P9">pass</text:p>
      <text:p text:style-name="P2">timestamp = os.path.getmtime(<text:span text:style-name="T3">"filename"</text:span>)</text:p>
      <text:p text:style-name="P8"># Convert the timestamp into a readable format, then into a string</text:p>
      <text:p text:style-name="P2">time = datetime.datetime.fromtimestamp(timestamp)</text:p>
      <text:p text:style-name="P8">#date = time.strftime('%Y-%m-%d')</text:p>
      <text:p text:style-name="P8">#print(date)</text:p>
      <text:p text:style-name="P8"># Return just the date portion </text:p>
      <text:p text:style-name="P8"># Hint: how many characters are in “yyyy-mm-dd”? </text:p>
      <text:p text:style-name="P2"><text:span text:style-name="T2">return</text:span> (<text:span text:style-name="T3">"{}"</text:span>.<text:span text:style-name="T2">format</text:span>(time.strftime(<text:span text:style-name="T3">'%Y-%m-%d'</text:span>)))</text:p>
      <text:p text:style-name="P7"/>
      <text:p text:style-name="P2"><text:span text:style-name="T2">print</text:span>(file_date(<text:span text:style-name="T3">"newfile.txt"</text:span>)) </text:p>
      <text:p text:style-name="P8"># Should be today's date in the format of yyyy-mm-dd</text:p>
      <text:p text:style-name="P6"><text:span text:style-name="T5"/></text:p>
      <text:p text:style-name="P6"><text:span text:style-name="T5"/></text:p>
      <text:h text:style-name="P1" text:outline-level="1"><text:span text:style-name="T5">CSV Files Cheat Sheet</text:span></text:h>
      <text:p text:style-name="Horizontal_20_Line"/>
      <text:p text:style-name="Text_20_body">Check out the following links for more information:</text:p>
      <text:list xml:id="list2290400919" text:style-name="L2">
        <text:list-item>
          <text:p text:style-name="P16"><text:a xlink:type="simple" xlink:href="https://docs.python.org/3/library/csv.html" office:target-frame-name="_blank" xlink:show="new" text:style-name="Internet_20_link" text:visited-style-name="Visited_20_Internet_20_Link"><text:span text:style-name="T1">https://docs.python.org/3/library/csv.html</text:span></text:a></text:p>
        </text:list-item>
        <text:list-item>
          <text:p text:style-name="P13"><text:a xlink:type="simple" xlink:href="https://realpython.com/python-csv/" office:target-frame-name="_blank" xlink:show="new" text:style-name="Internet_20_link" text:visited-style-name="Visited_20_Internet_20_Link"><text:span text:style-name="T1">https://realpython.com/python-csv/</text:span></text:a></text:p>
        </text:list-item>
      </text:list>
      <text:p text:style-name="P14"/>
      <text:p text:style-name="P6"><text:span text:style-name="T5"/></text:p>
      <text:p text:style-name="P5"><text:span text:style-name="T5"/></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0:42:24.394462246</meta:creation-date>
    <dc:date>2021-06-04T23:03:17.809604538</dc:date>
    <meta:editing-duration>PT59M50S</meta:editing-duration>
    <meta:editing-cycles>2</meta:editing-cycles>
    <meta:generator>LibreOffice/6.4.7.2$Linux_X86_64 LibreOffice_project/40$Build-2</meta:generator>
    <meta:document-statistic meta:table-count="0" meta:image-count="0" meta:object-count="0" meta:page-count="3" meta:paragraph-count="67" meta:word-count="439" meta:character-count="3109" meta:non-whitespace-character-count="2736"/>
  </office:meta>
</office:document-meta>
</file>